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A000003E04E2C2EF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font-name="Arial" fo:font-size="3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style:font-name="Arial" fo:font-size="6pt" fo:font-style="normal" style:text-underline-style="none" fo:font-weight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fo:border="none" draw:wrap-influence-on-position="once-concurrent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fo:background-color="#e9e9e9" fo:border="none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barbMeleeHit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Hit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Hit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Hit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Hit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Hit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Hit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Hit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Hit" form:control-implementation="ooo:com.sun.star.form.component.Formatted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Hit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Hit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Hit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Damage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Damage" form:control-implementation="ooo:com.sun.star.form.component.Formatted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Damage" form:control-implementation="ooo:com.sun.star.form.component.Formatted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Damag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Damage" form:control-implementation="ooo:com.sun.star.form.component.Formatted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Damage" form:control-implementation="ooo:com.sun.star.form.component.Formatted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Damag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Damage" form:control-implementation="ooo:com.sun.star.form.component.Formatted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Damage" form:control-implementation="ooo:com.sun.star.form.component.Formatted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Damag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Damage" form:control-implementation="ooo:com.sun.star.form.component.Formatted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Damage" form:control-implementation="ooo:com.sun.star.form.component.Formatted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initiative" form:control-implementation="ooo:com.sun.star.form.component.Formatted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MeleeAC" form:control-implementation="ooo:com.sun.star.form.component.Formatted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MeleeAC" form:control-implementation="ooo:com.sun.star.form.component.Formatted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MeleeAC" form:control-implementation="ooo:com.sun.star.form.component.Formatted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MeleeAC" form:control-implementation="ooo:com.sun.star.form.component.Formatted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MeleeAC" form:control-implementation="ooo:com.sun.star.form.component.Formatted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MeleeAC" form:control-implementation="ooo:com.sun.star.form.component.Formatted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MeleeAC" form:control-implementation="ooo:com.sun.star.form.component.Formatted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MeleeAC" form:control-implementation="ooo:com.sun.star.form.component.Formatted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MeleeAC" form:control-implementation="ooo:com.sun.star.form.component.Formatted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MeleeAC" form:control-implementation="ooo:com.sun.star.form.component.Formatted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MeleeAC" form:control-implementation="ooo:com.sun.star.form.component.Formatted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MeleeAC" form:control-implementation="ooo:com.sun.star.form.component.Formatted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Hit" form:control-implementation="ooo:com.sun.star.form.component.Formatted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Hit" form:control-implementation="ooo:com.sun.star.form.component.Formatted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Hit" form:control-implementation="ooo:com.sun.star.form.component.Formatted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Hit" form:control-implementation="ooo:com.sun.star.form.component.Formatted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Hit" form:control-implementation="ooo:com.sun.star.form.component.Formatted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Hit" form:control-implementation="ooo:com.sun.star.form.component.Formatted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Hit" form:control-implementation="ooo:com.sun.star.form.component.Formatted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Hit" form:control-implementation="ooo:com.sun.star.form.component.Formatted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Hit" form:control-implementation="ooo:com.sun.star.form.component.Formatted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Hit" form:control-implementation="ooo:com.sun.star.form.component.Formatted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Hit" form:control-implementation="ooo:com.sun.star.form.component.Formatted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Hit" form:control-implementation="ooo:com.sun.star.form.component.Formatted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Damage" form:control-implementation="ooo:com.sun.star.form.component.Formatted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Damage" form:control-implementation="ooo:com.sun.star.form.component.Formatted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Damage" form:control-implementation="ooo:com.sun.star.form.component.Formatted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Damage" form:control-implementation="ooo:com.sun.star.form.component.Formatted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Damage" form:control-implementation="ooo:com.sun.star.form.component.Formatted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Damage" form:control-implementation="ooo:com.sun.star.form.component.Formatted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Damage" form:control-implementation="ooo:com.sun.star.form.component.Formatted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Damage" form:control-implementation="ooo:com.sun.star.form.component.Formatted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Damage" form:control-implementation="ooo:com.sun.star.form.component.Formatted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Damage" form:control-implementation="ooo:com.sun.star.form.component.Formatted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Damage" form:control-implementation="ooo:com.sun.star.form.component.Formatted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Damage" form:control-implementation="ooo:com.sun.star.form.component.Formatted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AC" form:control-implementation="ooo:com.sun.star.form.component.Formatted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AC" form:control-implementation="ooo:com.sun.star.form.component.Formatted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AC" form:control-implementation="ooo:com.sun.star.form.component.Formatted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AC" form:control-implementation="ooo:com.sun.star.form.component.Formatted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AC" form:control-implementation="ooo:com.sun.star.form.component.Formatted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AC" form:control-implementation="ooo:com.sun.star.form.component.Formatted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AC" form:control-implementation="ooo:com.sun.star.form.component.Formatted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AC" form:control-implementation="ooo:com.sun.star.form.component.Formatted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AC" form:control-implementation="ooo:com.sun.star.form.component.Formatted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AC" form:control-implementation="ooo:com.sun.star.form.component.Formatted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AC" form:control-implementation="ooo:com.sun.star.form.component.Formatted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AC" form:control-implementation="ooo:com.sun.star.form.component.Formatted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angeBonusAC" form:control-implementation="ooo:com.sun.star.form.component.Formatted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angeBonusAC" form:control-implementation="ooo:com.sun.star.form.component.Formatted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angeBonusAC" form:control-implementation="ooo:com.sun.star.form.component.Formatted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angeBonusAC" form:control-implementation="ooo:com.sun.star.form.component.Formatted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angeBonusAC" form:control-implementation="ooo:com.sun.star.form.component.Formatted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angeBonusAC" form:control-implementation="ooo:com.sun.star.form.component.Formatted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angeBonusAC" form:control-implementation="ooo:com.sun.star.form.component.Formatted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angeBonusAC" form:control-implementation="ooo:com.sun.star.form.component.Formatted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angeBonusAC" form:control-implementation="ooo:com.sun.star.form.component.Formatted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angeBonusAC" form:control-implementation="ooo:com.sun.star.form.component.Formatted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angeBonusAC" form:control-implementation="ooo:com.sun.star.form.component.Formatted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angeBonusAC" form:control-implementation="ooo:com.sun.star.form.component.Formatted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Fort" form:control-implementation="ooo:com.sun.star.form.component.Formatted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Fort" form:control-implementation="ooo:com.sun.star.form.component.Formatted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Fort" form:control-implementation="ooo:com.sun.star.form.component.Formatted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Fort" form:control-implementation="ooo:com.sun.star.form.component.Formatted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Fort" form:control-implementation="ooo:com.sun.star.form.component.Formatted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Fort" form:control-implementation="ooo:com.sun.star.form.component.Formatted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Fort" form:control-implementation="ooo:com.sun.star.form.component.Formatted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Fort" form:control-implementation="ooo:com.sun.star.form.component.Formatted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Fort" form:control-implementation="ooo:com.sun.star.form.component.Formatted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Fort" form:control-implementation="ooo:com.sun.star.form.component.Formatted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Fort" form:control-implementation="ooo:com.sun.star.form.component.Formatted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Fort" form:control-implementation="ooo:com.sun.star.form.component.Formatted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flex" form:control-implementation="ooo:com.sun.star.form.component.Formatted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flex" form:control-implementation="ooo:com.sun.star.form.component.Formatted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flex" form:control-implementation="ooo:com.sun.star.form.component.Formatted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flex" form:control-implementation="ooo:com.sun.star.form.component.Formatted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flex" form:control-implementation="ooo:com.sun.star.form.component.Formatted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flex" form:control-implementation="ooo:com.sun.star.form.component.Formatted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flex" form:control-implementation="ooo:com.sun.star.form.component.Formatted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flex" form:control-implementation="ooo:com.sun.star.form.component.Formatted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flex" form:control-implementation="ooo:com.sun.star.form.component.Formatted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flex" form:control-implementation="ooo:com.sun.star.form.component.Formatted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flex" form:control-implementation="ooo:com.sun.star.form.component.Formatted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flex" form:control-implementation="ooo:com.sun.star.form.component.Formatted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Will" form:control-implementation="ooo:com.sun.star.form.component.Formatted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Will" form:control-implementation="ooo:com.sun.star.form.component.Formatted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Will" form:control-implementation="ooo:com.sun.star.form.component.Formatted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Will" form:control-implementation="ooo:com.sun.star.form.component.FormattedField" xml:id="control113" form:id="control1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Will" form:control-implementation="ooo:com.sun.star.form.component.FormattedField" xml:id="control114" form:id="control1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Will" form:control-implementation="ooo:com.sun.star.form.component.FormattedField" xml:id="control115" form:id="control1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Will" form:control-implementation="ooo:com.sun.star.form.component.FormattedField" xml:id="control116" form:id="control1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Will" form:control-implementation="ooo:com.sun.star.form.component.FormattedField" xml:id="control117" form:id="control1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Will" form:control-implementation="ooo:com.sun.star.form.component.FormattedField" xml:id="control118" form:id="control1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Will" form:control-implementation="ooo:com.sun.star.form.component.FormattedField" xml:id="control119" form:id="control1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Will" form:control-implementation="ooo:com.sun.star.form.component.FormattedField" xml:id="control120" form:id="control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Will" form:control-implementation="ooo:com.sun.star.form.component.FormattedField" xml:id="control121" form:id="control1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Heal" form:control-implementation="ooo:com.sun.star.form.component.Formatted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Damage" form:control-implementation="ooo:com.sun.star.form.component.FormattedField" xml:id="control123" form:id="control1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SpellResist" form:control-implementation="ooo:com.sun.star.form.component.FormattedField" xml:id="control124" form:id="control1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Heal" form:control-implementation="ooo:com.sun.star.form.component.FormattedField" xml:id="control125" form:id="control1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Damage" form:control-implementation="ooo:com.sun.star.form.component.FormattedField" xml:id="control126" form:id="control1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SpellResist" form:control-implementation="ooo:com.sun.star.form.component.FormattedField" xml:id="control127" form:id="control1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Heal" form:control-implementation="ooo:com.sun.star.form.component.FormattedField" xml:id="control128" form:id="control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Damage" form:control-implementation="ooo:com.sun.star.form.component.FormattedField" xml:id="control129" form:id="control1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SpellResist" form:control-implementation="ooo:com.sun.star.form.component.FormattedField" xml:id="control130" form:id="control1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Damage" form:control-implementation="ooo:com.sun.star.form.component.FormattedField" xml:id="control131" form:id="control1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SpellResist" form:control-implementation="ooo:com.sun.star.form.component.FormattedField" xml:id="control132" form:id="control1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Damage" form:control-implementation="ooo:com.sun.star.form.component.FormattedField" xml:id="control133" form:id="control1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SpellResist" form:control-implementation="ooo:com.sun.star.form.component.FormattedField" xml:id="control134" form:id="control1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High" form:control-implementation="ooo:com.sun.star.form.component.FormattedField" xml:id="control135" form:id="control1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TreasureLow" form:control-implementation="ooo:com.sun.star.form.component.FormattedField" xml:id="control136" form:id="control1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High" form:control-implementation="ooo:com.sun.star.form.component.FormattedField" xml:id="control137" form:id="control1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TreasureLow" form:control-implementation="ooo:com.sun.star.form.component.FormattedField" xml:id="control138" form:id="control1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High" form:control-implementation="ooo:com.sun.star.form.component.FormattedField" xml:id="control139" form:id="control1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TreasureLow" form:control-implementation="ooo:com.sun.star.form.component.FormattedField" xml:id="control140" form:id="control1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High" form:control-implementation="ooo:com.sun.star.form.component.FormattedField" xml:id="control141" form:id="control1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TreasureLow" form:control-implementation="ooo:com.sun.star.form.component.FormattedField" xml:id="control142" form:id="control1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High" form:control-implementation="ooo:com.sun.star.form.component.FormattedField" xml:id="control143" form:id="control1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TreasureLow" form:control-implementation="ooo:com.sun.star.form.component.FormattedField" xml:id="control144" form:id="control1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High" form:control-implementation="ooo:com.sun.star.form.component.FormattedField" xml:id="control145" form:id="control1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TreasureLow" form:control-implementation="ooo:com.sun.star.form.component.FormattedField" xml:id="control146" form:id="control1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High" form:control-implementation="ooo:com.sun.star.form.component.FormattedField" xml:id="control147" form:id="control1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TreasureLow" form:control-implementation="ooo:com.sun.star.form.component.FormattedField" xml:id="control148" form:id="control1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High" form:control-implementation="ooo:com.sun.star.form.component.FormattedField" xml:id="control149" form:id="control1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TreasureLow" form:control-implementation="ooo:com.sun.star.form.component.FormattedField" xml:id="control150" form:id="control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High" form:control-implementation="ooo:com.sun.star.form.component.FormattedField" xml:id="control151" form:id="control1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TreasureLow" form:control-implementation="ooo:com.sun.star.form.component.FormattedField" xml:id="control152" form:id="control1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High" form:control-implementation="ooo:com.sun.star.form.component.FormattedField" xml:id="control153" form:id="control1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TreasureLow" form:control-implementation="ooo:com.sun.star.form.component.FormattedField" xml:id="control154" form:id="control1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High" form:control-implementation="ooo:com.sun.star.form.component.FormattedField" xml:id="control155" form:id="control1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TreasureLow" form:control-implementation="ooo:com.sun.star.form.component.FormattedField" xml:id="control156" form:id="control1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High" form:control-implementation="ooo:com.sun.star.form.component.FormattedField" xml:id="control157" form:id="control1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TreasureLow" form:control-implementation="ooo:com.sun.star.form.component.FormattedField" xml:id="control158" form:id="control1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bRet" form:control-implementation="ooo:com.sun.star.form.component.FormattedField" xml:id="control159" form:id="control1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bardRet" form:control-implementation="ooo:com.sun.star.form.component.FormattedField" xml:id="control160" form:id="control1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lericRet" form:control-implementation="ooo:com.sun.star.form.component.FormattedField" xml:id="control161" form:id="control1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ruidRet" form:control-implementation="ooo:com.sun.star.form.component.FormattedField" xml:id="control162" form:id="control1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fighterRet" form:control-implementation="ooo:com.sun.star.form.component.FormattedField" xml:id="control163" form:id="control1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wizardRet" form:control-implementation="ooo:com.sun.star.form.component.FormattedField" xml:id="control164" form:id="control1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ighterRet" form:control-implementation="ooo:com.sun.star.form.component.FormattedField" xml:id="control165" form:id="control1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onkRet" form:control-implementation="ooo:com.sun.star.form.component.FormattedField" xml:id="control166" form:id="control1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aladinRet" form:control-implementation="ooo:com.sun.star.form.component.FormattedField" xml:id="control167" form:id="control1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angerRet" form:control-implementation="ooo:com.sun.star.form.component.FormattedField" xml:id="control168" form:id="control1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rogueRet" form:control-implementation="ooo:com.sun.star.form.component.FormattedField" xml:id="control169" form:id="control1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wizardRet" form:control-implementation="ooo:com.sun.star.form.component.FormattedField" xml:id="control170" form:id="control1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13.7953in" svg:height="8.5in" draw:z-index="0">
        <draw:image xlink:href="Pictures/100000000000064A000003E04E2C2EF0.jpg" xlink:type="simple" xlink:show="embed" xlink:actuate="onLoad"/>
      </draw:frame>
      <draw:control text:anchor-type="page" text:anchor-page-number="1" draw:z-index="1" draw:style-name="gr1" draw:text-style-name="P2" svg:width="0.4543in" svg:height="0.3004in" svg:x="2.7799in" svg:y="1.1in" draw:control="control1"/>
      <draw:control text:anchor-type="paragraph" draw:z-index="2" draw:style-name="gr2" draw:text-style-name="P2" svg:width="0.4504in" svg:height="0.3004in" svg:x="0in" svg:y="0in" draw:control="control2"/>
      <draw:control text:anchor-type="page" text:anchor-page-number="1" draw:z-index="3" draw:style-name="gr1" draw:text-style-name="P2" svg:width="0.4504in" svg:height="0.3004in" svg:x="2.7799in" svg:y="2.3in" draw:control="control3"/>
      <draw:control text:anchor-type="page" text:anchor-page-number="1" draw:z-index="4" draw:style-name="gr1" draw:text-style-name="P3" svg:width="0.4504in" svg:height="0.3004in" svg:x="2.7799in" svg:y="2.9299in" draw:control="control4"/>
      <draw:control text:anchor-type="page" text:anchor-page-number="1" draw:z-index="5" draw:style-name="gr1" draw:text-style-name="P2" svg:width="0.4504in" svg:height="0.3004in" svg:x="2.7799in" svg:y="3.5201in" draw:control="control5"/>
      <draw:control text:anchor-type="page" text:anchor-page-number="1" draw:z-index="6" draw:style-name="gr1" draw:text-style-name="P2" svg:width="0.4504in" svg:height="0.3004in" svg:x="2.7799in" svg:y="4.1118in" draw:control="control6"/>
      <draw:control text:anchor-type="page" text:anchor-page-number="1" draw:z-index="7" draw:style-name="gr1" draw:text-style-name="P2" svg:width="0.4504in" svg:height="0.3004in" svg:x="2.7799in" svg:y="4.75in" draw:control="control7"/>
      <draw:control text:anchor-type="page" text:anchor-page-number="1" draw:z-index="8" draw:style-name="gr1" draw:text-style-name="P2" svg:width="0.4504in" svg:height="0.3004in" svg:x="2.7799in" svg:y="5.3402in" draw:control="control8"/>
      <draw:control text:anchor-type="page" text:anchor-page-number="1" draw:z-index="9" draw:style-name="gr1" draw:text-style-name="P2" svg:width="0.4504in" svg:height="0.3004in" svg:x="2.7799in" svg:y="5.9402in" draw:control="control9"/>
      <draw:control text:anchor-type="page" text:anchor-page-number="1" draw:z-index="10" draw:style-name="gr1" draw:text-style-name="P2" svg:width="0.4504in" svg:height="0.3004in" svg:x="2.7799in" svg:y="6.5598in" draw:control="control10"/>
      <draw:control text:anchor-type="page" text:anchor-page-number="1" draw:z-index="12" draw:style-name="gr1" draw:text-style-name="P2" svg:width="0.4504in" svg:height="0.3004in" svg:x="2.7799in" svg:y="7.7799in" draw:control="control12"/>
      <draw:control text:anchor-type="page" text:anchor-page-number="1" draw:z-index="13" draw:style-name="gr1" draw:text-style-name="P2" svg:width="0.4504in" svg:height="0.3004in" svg:x="3.4799in" svg:y="1.1in" draw:control="control13"/>
      <draw:control text:anchor-type="page" text:anchor-page-number="1" draw:z-index="14" draw:style-name="gr1" draw:text-style-name="P2" svg:width="0.4469in" svg:height="0.3004in" svg:x="3.4799in" svg:y="1.7in" draw:control="control14"/>
      <draw:control text:anchor-type="page" text:anchor-page-number="1" draw:z-index="15" draw:style-name="gr1" draw:text-style-name="P2" svg:width="0.4469in" svg:height="0.3004in" svg:x="3.4799in" svg:y="2.3in" draw:control="control15"/>
      <draw:control text:anchor-type="page" text:anchor-page-number="1" draw:z-index="16" draw:style-name="gr1" draw:text-style-name="P2" svg:width="0.4504in" svg:height="0.3004in" svg:x="3.4799in" svg:y="2.9299in" draw:control="control16"/>
      <draw:control text:anchor-type="page" text:anchor-page-number="1" draw:z-index="17" draw:style-name="gr1" draw:text-style-name="P2" svg:width="0.4504in" svg:height="0.3004in" svg:x="3.4799in" svg:y="3.5201in" draw:control="control17"/>
      <draw:control text:anchor-type="page" text:anchor-page-number="1" draw:z-index="18" draw:style-name="gr1" draw:text-style-name="P2" svg:width="0.4504in" svg:height="0.3004in" svg:x="3.4819in" svg:y="4.1126in" draw:control="control18"/>
      <draw:control text:anchor-type="page" text:anchor-page-number="1" draw:z-index="19" draw:style-name="gr1" draw:text-style-name="P2" svg:width="0.4504in" svg:height="0.3004in" svg:x="3.4799in" svg:y="4.75in" draw:control="control19"/>
      <draw:control text:anchor-type="page" text:anchor-page-number="1" draw:z-index="20" draw:style-name="gr1" draw:text-style-name="P2" svg:width="0.4504in" svg:height="0.3004in" svg:x="3.4799in" svg:y="5.3402in" draw:control="control20"/>
      <draw:control text:anchor-type="page" text:anchor-page-number="1" draw:z-index="21" draw:style-name="gr1" draw:text-style-name="P2" svg:width="0.4504in" svg:height="0.3004in" svg:x="3.4799in" svg:y="5.9402in" draw:control="control21"/>
      <draw:control text:anchor-type="page" text:anchor-page-number="1" draw:z-index="22" draw:style-name="gr1" draw:text-style-name="P2" svg:width="0.4504in" svg:height="0.3004in" svg:x="3.4799in" svg:y="6.5598in" draw:control="control22"/>
      <draw:control text:anchor-type="page" text:anchor-page-number="1" draw:z-index="23" draw:style-name="gr1" draw:text-style-name="P2" svg:width="0.4504in" svg:height="0.3004in" svg:x="3.4799in" svg:y="7.15in" draw:control="control23"/>
      <draw:control text:anchor-type="page" text:anchor-page-number="1" draw:z-index="24" draw:style-name="gr1" draw:text-style-name="P2" svg:width="0.4504in" svg:height="0.3004in" svg:x="3.4811in" svg:y="7.7799in" draw:control="control24"/>
      <draw:control text:anchor-type="page" text:anchor-page-number="1" draw:z-index="25" draw:style-name="gr1" draw:text-style-name="P4" svg:width="0.7504in" svg:height="0.4461in" svg:x="0.7925in" svg:y="0.8071in" draw:control="control25"/>
      <draw:control text:anchor-type="page" text:anchor-page-number="1" draw:z-index="26" draw:style-name="gr4" draw:text-style-name="P2" svg:width="0.4504in" svg:height="0.3004in" svg:x="4.1799in" svg:y="1.1in" draw:control="control26"/>
      <draw:control text:anchor-type="page" text:anchor-page-number="1" draw:z-index="27" draw:style-name="gr4" draw:text-style-name="P2" svg:width="0.4504in" svg:height="0.3004in" svg:x="4.1799in" svg:y="1.7in" draw:control="control27"/>
      <draw:control text:anchor-type="page" text:anchor-page-number="1" draw:z-index="28" draw:style-name="gr4" draw:text-style-name="P2" svg:width="0.4504in" svg:height="0.3004in" svg:x="4.1799in" svg:y="2.3in" draw:control="control28"/>
      <draw:control text:anchor-type="page" text:anchor-page-number="1" draw:z-index="29" draw:style-name="gr4" draw:text-style-name="P2" svg:width="0.4504in" svg:height="0.3004in" svg:x="4.1799in" svg:y="2.9299in" draw:control="control29"/>
      <draw:control text:anchor-type="page" text:anchor-page-number="1" draw:z-index="30" draw:style-name="gr4" draw:text-style-name="P2" svg:width="0.4504in" svg:height="0.298in" svg:x="4.1799in" svg:y="3.5201in" draw:control="control30"/>
      <draw:control text:anchor-type="page" text:anchor-page-number="1" draw:z-index="31" draw:style-name="gr4" draw:text-style-name="P2" svg:width="0.4504in" svg:height="0.3004in" svg:x="4.1799in" svg:y="4.1098in" draw:control="control31"/>
      <draw:control text:anchor-type="page" text:anchor-page-number="1" draw:z-index="32" draw:style-name="gr4" draw:text-style-name="P2" svg:width="0.4504in" svg:height="0.3004in" svg:x="4.1799in" svg:y="4.75in" draw:control="control32"/>
      <draw:control text:anchor-type="page" text:anchor-page-number="1" draw:z-index="33" draw:style-name="gr4" draw:text-style-name="P2" svg:width="0.4504in" svg:height="0.2976in" svg:x="4.1799in" svg:y="5.3402in" draw:control="control33"/>
      <draw:control text:anchor-type="page" text:anchor-page-number="1" draw:z-index="34" draw:style-name="gr4" draw:text-style-name="P2" svg:width="0.4504in" svg:height="0.3004in" svg:x="4.1799in" svg:y="5.9402in" draw:control="control34"/>
      <draw:control text:anchor-type="page" text:anchor-page-number="1" draw:z-index="35" draw:style-name="gr4" draw:text-style-name="P2" svg:width="0.4504in" svg:height="0.3004in" svg:x="4.1799in" svg:y="6.5591in" draw:control="control35"/>
      <draw:control text:anchor-type="page" text:anchor-page-number="1" draw:z-index="36" draw:style-name="gr4" draw:text-style-name="P2" svg:width="0.4504in" svg:height="0.3004in" svg:x="4.1799in" svg:y="7.15in" draw:control="control36"/>
      <draw:control text:anchor-type="page" text:anchor-page-number="1" draw:z-index="37" draw:style-name="gr4" draw:text-style-name="P2" svg:width="0.4504in" svg:height="0.3004in" svg:x="4.1799in" svg:y="7.7799in" draw:control="control37"/>
      <draw:control text:anchor-type="page" text:anchor-page-number="1" draw:z-index="38" draw:style-name="gr1" draw:text-style-name="P2" svg:width="0.4504in" svg:height="0.3004in" svg:x="4.7799in" svg:y="1.1in" draw:control="control38"/>
      <draw:control text:anchor-type="page" text:anchor-page-number="1" draw:z-index="39" draw:style-name="gr1" draw:text-style-name="P2" svg:width="0.4504in" svg:height="0.2976in" svg:x="4.7799in" svg:y="1.7in" draw:control="control39"/>
      <draw:control text:anchor-type="page" text:anchor-page-number="1" draw:z-index="40" draw:style-name="gr1" draw:text-style-name="P2" svg:width="0.4504in" svg:height="0.2976in" svg:x="4.7799in" svg:y="2.3in" draw:control="control40"/>
      <draw:control text:anchor-type="page" text:anchor-page-number="1" draw:z-index="41" draw:style-name="gr1" draw:text-style-name="P2" svg:width="0.4504in" svg:height="0.3004in" svg:x="4.778in" svg:y="2.9299in" draw:control="control41"/>
      <draw:control text:anchor-type="page" text:anchor-page-number="1" draw:z-index="42" draw:style-name="gr1" draw:text-style-name="P2" svg:width="0.4504in" svg:height="0.3004in" svg:x="4.7799in" svg:y="3.5201in" draw:control="control42"/>
      <draw:control text:anchor-type="page" text:anchor-page-number="1" draw:z-index="43" draw:style-name="gr1" draw:text-style-name="P2" svg:width="0.4504in" svg:height="0.3004in" svg:x="4.7799in" svg:y="4.1098in" draw:control="control43"/>
      <draw:control text:anchor-type="page" text:anchor-page-number="1" draw:z-index="44" draw:style-name="gr1" draw:text-style-name="P2" svg:width="0.4504in" svg:height="0.298in" svg:x="4.7799in" svg:y="4.75in" draw:control="control44"/>
      <draw:control text:anchor-type="page" text:anchor-page-number="1" draw:z-index="45" draw:style-name="gr1" draw:text-style-name="P2" svg:width="0.4504in" svg:height="0.3004in" svg:x="4.7799in" svg:y="5.3402in" draw:control="control45"/>
      <draw:control text:anchor-type="page" text:anchor-page-number="1" draw:z-index="46" draw:style-name="gr1" draw:text-style-name="P2" svg:width="0.4504in" svg:height="0.3004in" svg:x="4.7799in" svg:y="5.9402in" draw:control="control46"/>
      <draw:control text:anchor-type="page" text:anchor-page-number="1" draw:z-index="47" draw:style-name="gr1" draw:text-style-name="P2" svg:width="0.4504in" svg:height="0.3004in" svg:x="4.7799in" svg:y="6.5598in" draw:control="control47"/>
      <draw:control text:anchor-type="page" text:anchor-page-number="1" draw:z-index="48" draw:style-name="gr1" draw:text-style-name="P2" svg:width="0.4504in" svg:height="0.3004in" svg:x="4.7799in" svg:y="7.15in" draw:control="control48"/>
      <draw:control text:anchor-type="page" text:anchor-page-number="1" draw:z-index="49" draw:style-name="gr1" draw:text-style-name="P2" svg:width="0.4504in" svg:height="0.3004in" svg:x="4.7799in" svg:y="7.7799in" draw:control="control49"/>
      <draw:control text:anchor-type="page" text:anchor-page-number="1" draw:z-index="50" draw:style-name="gr1" draw:text-style-name="P2" svg:width="0.4504in" svg:height="0.3004in" svg:x="5.4909in" svg:y="1.1in" draw:control="control50"/>
      <draw:control text:anchor-type="page" text:anchor-page-number="1" draw:z-index="51" draw:style-name="gr1" draw:text-style-name="P2" svg:width="0.4504in" svg:height="0.3004in" svg:x="5.4902in" svg:y="1.7in" draw:control="control51"/>
      <draw:control text:anchor-type="page" text:anchor-page-number="1" draw:z-index="52" draw:style-name="gr1" draw:text-style-name="P2" svg:width="0.4504in" svg:height="0.3004in" svg:x="5.4902in" svg:y="2.3in" draw:control="control52"/>
      <draw:control text:anchor-type="page" text:anchor-page-number="1" draw:z-index="53" draw:style-name="gr1" draw:text-style-name="P2" svg:width="0.4504in" svg:height="0.3004in" svg:x="5.4902in" svg:y="2.9299in" draw:control="control53"/>
      <draw:control text:anchor-type="page" text:anchor-page-number="1" draw:z-index="54" draw:style-name="gr1" draw:text-style-name="P2" svg:width="0.4504in" svg:height="0.3004in" svg:x="5.4902in" svg:y="3.5201in" draw:control="control54"/>
      <draw:control text:anchor-type="page" text:anchor-page-number="1" draw:z-index="55" draw:style-name="gr1" draw:text-style-name="P2" svg:width="0.4504in" svg:height="0.3004in" svg:x="5.4902in" svg:y="4.1146in" draw:control="control55"/>
      <draw:control text:anchor-type="page" text:anchor-page-number="1" draw:z-index="56" draw:style-name="gr1" draw:text-style-name="P2" svg:width="0.4504in" svg:height="0.3004in" svg:x="5.4902in" svg:y="4.75in" draw:control="control56"/>
      <draw:control text:anchor-type="page" text:anchor-page-number="1" draw:z-index="57" draw:style-name="gr1" draw:text-style-name="P2" svg:width="0.4504in" svg:height="0.3004in" svg:x="5.4902in" svg:y="5.3366in" draw:control="control57"/>
      <draw:control text:anchor-type="page" text:anchor-page-number="1" draw:z-index="58" draw:style-name="gr1" draw:text-style-name="P2" svg:width="0.4504in" svg:height="0.3004in" svg:x="5.4902in" svg:y="5.9402in" draw:control="control58"/>
      <draw:control text:anchor-type="page" text:anchor-page-number="1" draw:z-index="59" draw:style-name="gr1" draw:text-style-name="P2" svg:width="0.4504in" svg:height="0.3004in" svg:x="5.4902in" svg:y="6.5598in" draw:control="control59"/>
      <draw:control text:anchor-type="page" text:anchor-page-number="1" draw:z-index="60" draw:style-name="gr1" draw:text-style-name="P2" svg:width="0.4504in" svg:height="0.3004in" svg:x="5.4902in" svg:y="7.15in" draw:control="control60"/>
      <draw:control text:anchor-type="page" text:anchor-page-number="1" draw:z-index="61" draw:style-name="gr1" draw:text-style-name="P2" svg:width="0.4504in" svg:height="0.3004in" svg:x="5.4902in" svg:y="7.7799in" draw:control="control61"/>
      <draw:control text:anchor-type="page" text:anchor-page-number="1" draw:z-index="62" draw:style-name="gr4" draw:text-style-name="P2" svg:width="0.4504in" svg:height="0.3004in" svg:x="6.1598in" svg:y="1.1in" draw:control="control62"/>
      <draw:control text:anchor-type="page" text:anchor-page-number="1" draw:z-index="63" draw:style-name="gr4" draw:text-style-name="P2" svg:width="0.4504in" svg:height="0.3004in" svg:x="6.1598in" svg:y="1.7in" draw:control="control63"/>
      <draw:control text:anchor-type="page" text:anchor-page-number="1" draw:z-index="64" draw:style-name="gr4" draw:text-style-name="P2" svg:width="0.4504in" svg:height="0.3004in" svg:x="6.1598in" svg:y="2.3in" draw:control="control64"/>
      <draw:control text:anchor-type="page" text:anchor-page-number="1" draw:z-index="65" draw:style-name="gr4" draw:text-style-name="P2" svg:width="0.4504in" svg:height="0.3004in" svg:x="6.1598in" svg:y="2.9299in" draw:control="control65"/>
      <draw:control text:anchor-type="page" text:anchor-page-number="1" draw:z-index="66" draw:style-name="gr4" draw:text-style-name="P2" svg:width="0.4504in" svg:height="0.3004in" svg:x="6.1598in" svg:y="3.5201in" draw:control="control66"/>
      <draw:control text:anchor-type="page" text:anchor-page-number="1" draw:z-index="67" draw:style-name="gr4" draw:text-style-name="P2" svg:width="0.4504in" svg:height="0.3004in" svg:x="6.1598in" svg:y="4.1098in" draw:control="control67"/>
      <draw:control text:anchor-type="page" text:anchor-page-number="1" draw:z-index="68" draw:style-name="gr4" draw:text-style-name="P2" svg:width="0.4504in" svg:height="0.3004in" svg:x="6.1598in" svg:y="4.75in" draw:control="control68"/>
      <draw:control text:anchor-type="page" text:anchor-page-number="1" draw:z-index="69" draw:style-name="gr4" draw:text-style-name="P2" svg:width="0.4504in" svg:height="0.3004in" svg:x="6.1598in" svg:y="5.3402in" draw:control="control69"/>
      <draw:control text:anchor-type="page" text:anchor-page-number="1" draw:z-index="70" draw:style-name="gr4" draw:text-style-name="P2" svg:width="0.4504in" svg:height="0.3004in" svg:x="6.1598in" svg:y="5.9402in" draw:control="control70"/>
      <draw:control text:anchor-type="page" text:anchor-page-number="1" draw:z-index="71" draw:style-name="gr4" draw:text-style-name="P2" svg:width="0.4504in" svg:height="0.3004in" svg:x="6.1598in" svg:y="6.5598in" draw:control="control71"/>
      <draw:control text:anchor-type="page" text:anchor-page-number="1" draw:z-index="72" draw:style-name="gr4" draw:text-style-name="P2" svg:width="0.4504in" svg:height="0.3004in" svg:x="6.1598in" svg:y="7.15in" draw:control="control72"/>
      <draw:control text:anchor-type="page" text:anchor-page-number="1" draw:z-index="73" draw:style-name="gr4" draw:text-style-name="P2" svg:width="0.4504in" svg:height="0.3004in" svg:x="6.1598in" svg:y="7.7799in" draw:control="control73"/>
      <draw:control text:anchor-type="page" text:anchor-page-number="1" draw:z-index="74" draw:style-name="gr1" draw:text-style-name="P2" svg:width="0.3504in" svg:height="0.3004in" svg:x="6.8402in" svg:y="1.1in" draw:control="control74"/>
      <draw:control text:anchor-type="page" text:anchor-page-number="1" draw:z-index="75" draw:style-name="gr1" draw:text-style-name="P2" svg:width="0.3504in" svg:height="0.3004in" svg:x="6.8402in" svg:y="1.7in" draw:control="control75"/>
      <draw:control text:anchor-type="page" text:anchor-page-number="1" draw:z-index="76" draw:style-name="gr1" draw:text-style-name="P2" svg:width="0.3504in" svg:height="0.3004in" svg:x="6.8402in" svg:y="2.3in" draw:control="control76"/>
      <draw:control text:anchor-type="page" text:anchor-page-number="1" draw:z-index="77" draw:style-name="gr1" draw:text-style-name="P2" svg:width="0.3504in" svg:height="0.3004in" svg:x="6.8402in" svg:y="2.9299in" draw:control="control77"/>
      <draw:control text:anchor-type="page" text:anchor-page-number="1" draw:z-index="78" draw:style-name="gr1" draw:text-style-name="P2" svg:width="0.3504in" svg:height="0.3004in" svg:x="6.8409in" svg:y="3.5201in" draw:control="control78"/>
      <draw:control text:anchor-type="page" text:anchor-page-number="1" draw:z-index="79" draw:style-name="gr1" draw:text-style-name="P2" svg:width="0.3504in" svg:height="0.3004in" svg:x="6.8402in" svg:y="4.1098in" draw:control="control79"/>
      <draw:control text:anchor-type="page" text:anchor-page-number="1" draw:z-index="80" draw:style-name="gr1" draw:text-style-name="P2" svg:width="0.3504in" svg:height="0.3004in" svg:x="6.8402in" svg:y="4.75in" draw:control="control80"/>
      <draw:control text:anchor-type="page" text:anchor-page-number="1" draw:z-index="81" draw:style-name="gr1" draw:text-style-name="P2" svg:width="0.3504in" svg:height="0.3004in" svg:x="6.8402in" svg:y="5.3799in" draw:control="control81"/>
      <draw:control text:anchor-type="page" text:anchor-page-number="1" draw:z-index="82" draw:style-name="gr1" draw:text-style-name="P2" svg:width="0.3504in" svg:height="0.3004in" svg:x="6.8409in" svg:y="5.9402in" draw:control="control82"/>
      <draw:control text:anchor-type="page" text:anchor-page-number="1" draw:z-index="83" draw:style-name="gr1" draw:text-style-name="P2" svg:width="0.3504in" svg:height="0.3004in" svg:x="6.8402in" svg:y="6.5598in" draw:control="control83"/>
      <draw:control text:anchor-type="page" text:anchor-page-number="1" draw:z-index="84" draw:style-name="gr1" draw:text-style-name="P2" svg:width="0.3504in" svg:height="0.3004in" svg:x="6.8516in" svg:y="7.15in" draw:control="control84"/>
      <draw:control text:anchor-type="page" text:anchor-page-number="1" draw:z-index="85" draw:style-name="gr1" draw:text-style-name="P2" svg:width="0.3504in" svg:height="0.3004in" svg:x="6.8402in" svg:y="7.7799in" draw:control="control85"/>
      <draw:control text:anchor-type="page" text:anchor-page-number="1" draw:z-index="86" draw:style-name="gr1" draw:text-style-name="P2" svg:width="0.4504in" svg:height="0.3004in" svg:x="7.3in" svg:y="1.1in" draw:control="control86"/>
      <draw:control text:anchor-type="page" text:anchor-page-number="1" draw:z-index="87" draw:style-name="gr1" draw:text-style-name="P2" svg:width="0.4504in" svg:height="0.3004in" svg:x="7.3in" svg:y="1.7in" draw:control="control87"/>
      <draw:control text:anchor-type="page" text:anchor-page-number="1" draw:z-index="88" draw:style-name="gr1" draw:text-style-name="P2" svg:width="0.4504in" svg:height="0.3004in" svg:x="7.3in" svg:y="2.3in" draw:control="control88"/>
      <draw:control text:anchor-type="page" text:anchor-page-number="1" draw:z-index="89" draw:style-name="gr1" draw:text-style-name="P2" svg:width="0.4504in" svg:height="0.3004in" svg:x="7.3in" svg:y="2.9299in" draw:control="control89"/>
      <draw:control text:anchor-type="page" text:anchor-page-number="1" draw:z-index="90" draw:style-name="gr1" draw:text-style-name="P2" svg:width="0.4504in" svg:height="0.3004in" svg:x="7.3in" svg:y="3.5201in" draw:control="control90"/>
      <draw:control text:anchor-type="page" text:anchor-page-number="1" draw:z-index="91" draw:style-name="gr1" draw:text-style-name="P2" svg:width="0.4504in" svg:height="0.3004in" svg:x="7.3in" svg:y="4.1098in" draw:control="control91"/>
      <draw:control text:anchor-type="page" text:anchor-page-number="1" draw:z-index="92" draw:style-name="gr1" draw:text-style-name="P2" svg:width="0.4504in" svg:height="0.3004in" svg:x="7.3in" svg:y="4.75in" draw:control="control92"/>
      <draw:control text:anchor-type="page" text:anchor-page-number="1" draw:z-index="93" draw:style-name="gr1" draw:text-style-name="P2" svg:width="0.4504in" svg:height="0.3004in" svg:x="7.3in" svg:y="5.3402in" draw:control="control93"/>
      <draw:control text:anchor-type="page" text:anchor-page-number="1" draw:z-index="94" draw:style-name="gr1" draw:text-style-name="P2" svg:width="0.4504in" svg:height="0.3004in" svg:x="7.3in" svg:y="5.9402in" draw:control="control94"/>
      <draw:control text:anchor-type="page" text:anchor-page-number="1" draw:z-index="95" draw:style-name="gr1" draw:text-style-name="P2" svg:width="0.4504in" svg:height="0.3004in" svg:x="7.3in" svg:y="6.5598in" draw:control="control95"/>
      <draw:control text:anchor-type="page" text:anchor-page-number="1" draw:z-index="96" draw:style-name="gr1" draw:text-style-name="P2" svg:width="0.4504in" svg:height="0.3004in" svg:x="7.3in" svg:y="7.15in" draw:control="control96"/>
      <draw:control text:anchor-type="page" text:anchor-page-number="1" draw:z-index="97" draw:style-name="gr1" draw:text-style-name="P2" svg:width="0.4504in" svg:height="0.3004in" svg:x="7.3in" svg:y="7.7799in" draw:control="control97"/>
      <draw:control text:anchor-type="page" text:anchor-page-number="1" draw:z-index="98" draw:style-name="gr1" draw:text-style-name="P2" svg:width="0.4504in" svg:height="0.3004in" svg:x="7.8598in" svg:y="1.1in" draw:control="control98"/>
      <draw:control text:anchor-type="page" text:anchor-page-number="1" draw:z-index="99" draw:style-name="gr1" draw:text-style-name="P2" svg:width="0.4504in" svg:height="0.3004in" svg:x="7.8598in" svg:y="1.7016in" draw:control="control99"/>
      <draw:control text:anchor-type="page" text:anchor-page-number="1" draw:z-index="100" draw:style-name="gr1" draw:text-style-name="P2" svg:width="0.4504in" svg:height="0.3004in" svg:x="7.8598in" svg:y="2.3in" draw:control="control100"/>
      <draw:control text:anchor-type="page" text:anchor-page-number="1" draw:z-index="101" draw:style-name="gr1" draw:text-style-name="P2" svg:width="0.4504in" svg:height="0.3004in" svg:x="7.8598in" svg:y="2.9299in" draw:control="control101"/>
      <draw:control text:anchor-type="page" text:anchor-page-number="1" draw:z-index="102" draw:style-name="gr1" draw:text-style-name="P2" svg:width="0.4504in" svg:height="0.3004in" svg:x="7.8598in" svg:y="3.5201in" draw:control="control102"/>
      <draw:control text:anchor-type="page" text:anchor-page-number="1" draw:z-index="103" draw:style-name="gr1" draw:text-style-name="P2" svg:width="0.4504in" svg:height="0.3004in" svg:x="7.8598in" svg:y="4.1098in" draw:control="control103"/>
      <draw:control text:anchor-type="page" text:anchor-page-number="1" draw:z-index="104" draw:style-name="gr1" draw:text-style-name="P2" svg:width="0.4504in" svg:height="0.3004in" svg:x="7.8598in" svg:y="4.75in" draw:control="control104"/>
      <draw:control text:anchor-type="page" text:anchor-page-number="1" draw:z-index="105" draw:style-name="gr1" draw:text-style-name="P2" svg:width="0.4504in" svg:height="0.3004in" svg:x="7.8598in" svg:y="5.3402in" draw:control="control105"/>
      <draw:control text:anchor-type="page" text:anchor-page-number="1" draw:z-index="106" draw:style-name="gr1" draw:text-style-name="P2" svg:width="0.4504in" svg:height="0.3004in" svg:x="7.8598in" svg:y="5.9402in" draw:control="control106"/>
      <draw:control text:anchor-type="page" text:anchor-page-number="1" draw:z-index="107" draw:style-name="gr1" draw:text-style-name="P2" svg:width="0.4504in" svg:height="0.3004in" svg:x="7.8598in" svg:y="6.5598in" draw:control="control107"/>
      <draw:control text:anchor-type="page" text:anchor-page-number="1" draw:z-index="108" draw:style-name="gr1" draw:text-style-name="P2" svg:width="0.4504in" svg:height="0.3004in" svg:x="7.8598in" svg:y="7.15in" draw:control="control108"/>
      <draw:control text:anchor-type="page" text:anchor-page-number="1" draw:z-index="109" draw:style-name="gr1" draw:text-style-name="P2" svg:width="0.4504in" svg:height="0.3004in" svg:x="7.8598in" svg:y="7.7799in" draw:control="control109"/>
      <draw:control text:anchor-type="page" text:anchor-page-number="1" draw:z-index="110" draw:style-name="gr1" draw:text-style-name="P2" svg:width="0.4504in" svg:height="0.3004in" svg:x="8.4201in" svg:y="1.1in" draw:control="control110"/>
      <draw:control text:anchor-type="page" text:anchor-page-number="1" draw:z-index="111" draw:style-name="gr1" draw:text-style-name="P2" svg:width="0.4504in" svg:height="0.3004in" svg:x="8.4201in" svg:y="1.7016in" draw:control="control111"/>
      <draw:control text:anchor-type="page" text:anchor-page-number="1" draw:z-index="112" draw:style-name="gr1" draw:text-style-name="P2" svg:width="0.4504in" svg:height="0.3004in" svg:x="8.4201in" svg:y="2.3in" draw:control="control112"/>
      <draw:control text:anchor-type="page" text:anchor-page-number="1" draw:z-index="113" draw:style-name="gr1" draw:text-style-name="P2" svg:width="0.4504in" svg:height="0.3004in" svg:x="8.4201in" svg:y="2.9299in" draw:control="control113"/>
      <draw:control text:anchor-type="page" text:anchor-page-number="1" draw:z-index="114" draw:style-name="gr1" draw:text-style-name="P2" svg:width="0.4504in" svg:height="0.3004in" svg:x="8.4201in" svg:y="3.5201in" draw:control="control114"/>
      <draw:control text:anchor-type="page" text:anchor-page-number="1" draw:z-index="115" draw:style-name="gr1" draw:text-style-name="P2" svg:width="0.4504in" svg:height="0.3004in" svg:x="8.4201in" svg:y="4.1098in" draw:control="control115"/>
      <draw:control text:anchor-type="page" text:anchor-page-number="1" draw:z-index="116" draw:style-name="gr1" draw:text-style-name="P2" svg:width="0.4504in" svg:height="0.3004in" svg:x="8.4201in" svg:y="4.75in" draw:control="control116"/>
      <draw:control text:anchor-type="page" text:anchor-page-number="1" draw:z-index="117" draw:style-name="gr1" draw:text-style-name="P2" svg:width="0.4504in" svg:height="0.3004in" svg:x="8.4201in" svg:y="5.3402in" draw:control="control117"/>
      <draw:control text:anchor-type="page" text:anchor-page-number="1" draw:z-index="118" draw:style-name="gr1" draw:text-style-name="P2" svg:width="0.4504in" svg:height="0.2976in" svg:x="8.4201in" svg:y="5.9402in" draw:control="control118"/>
      <draw:control text:anchor-type="page" text:anchor-page-number="1" draw:z-index="119" draw:style-name="gr1" draw:text-style-name="P2" svg:width="0.4504in" svg:height="0.3004in" svg:x="8.4201in" svg:y="6.5598in" draw:control="control119"/>
      <draw:control text:anchor-type="page" text:anchor-page-number="1" draw:z-index="120" draw:style-name="gr1" draw:text-style-name="P2" svg:width="0.4504in" svg:height="0.298in" svg:x="8.4201in" svg:y="7.15in" draw:control="control120"/>
      <draw:control text:anchor-type="page" text:anchor-page-number="1" draw:z-index="121" draw:style-name="gr1" draw:text-style-name="P2" svg:width="0.4504in" svg:height="0.3004in" svg:x="8.4201in" svg:y="7.7799in" draw:control="control121"/>
      <draw:control text:anchor-type="page" text:anchor-page-number="0" draw:z-index="122" draw:style-name="gr2" draw:text-style-name="P5" svg:width="0.2012in" svg:height="0.1205in" svg:x="0in" svg:y="0in" draw:control="control122"/>
      <draw:control text:anchor-type="page" text:anchor-page-number="1" draw:z-index="123" draw:style-name="gr1" draw:text-style-name="P5" svg:width="0.1823in" svg:height="0.1098in" svg:x="11.1591in" svg:y="1.7098in" draw:control="control123"/>
      <draw:control text:anchor-type="page" text:anchor-page-number="1" draw:z-index="124" draw:style-name="gr1" draw:text-style-name="P6" svg:width="0.1598in" svg:height="0.0913in" svg:x="11.1902in" svg:y="1.8583in" draw:control="control124"/>
      <draw:control text:anchor-type="page" text:anchor-page-number="1" draw:z-index="125" draw:style-name="gr1" draw:text-style-name="P5" svg:width="0.1657in" svg:height="0.1205in" svg:x="11.1535in" svg:y="2.1701in" draw:control="control125"/>
      <draw:control text:anchor-type="page" text:anchor-page-number="1" draw:z-index="126" draw:style-name="gr1" draw:text-style-name="P5" svg:width="0.174in" svg:height="0.1098in" svg:x="11.1646in" svg:y="2.3098in" draw:control="control126"/>
      <draw:control text:anchor-type="page" text:anchor-page-number="1" draw:z-index="127" draw:style-name="gr1" draw:text-style-name="P6" svg:width="0.1598in" svg:height="0.0996in" svg:x="11.1902in" svg:y="2.4571in" draw:control="control127"/>
      <draw:control text:anchor-type="page" text:anchor-page-number="1" draw:z-index="128" draw:style-name="gr1" draw:text-style-name="P5" svg:width="0.2043in" svg:height="0.0941in" svg:x="11.15in" svg:y="2.8098in" draw:control="control128"/>
      <draw:control text:anchor-type="page" text:anchor-page-number="1" draw:z-index="129" draw:style-name="gr1" draw:text-style-name="P5" svg:width="0.1795in" svg:height="0.1098in" svg:x="11.1543in" svg:y="2.9299in" draw:control="control129"/>
      <draw:control text:anchor-type="page" text:anchor-page-number="1" draw:z-index="130" draw:style-name="gr1" draw:text-style-name="P6" svg:width="0.1598in" svg:height="0.0803in" svg:x="11.1902in" svg:y="3.0909in" draw:control="control130"/>
      <draw:control text:anchor-type="page" text:anchor-page-number="1" draw:z-index="131" draw:style-name="gr1" draw:text-style-name="P5" svg:width="0.1803in" svg:height="0.1079in" svg:x="11.1701in" svg:y="4.0201in" draw:control="control131"/>
      <draw:control text:anchor-type="page" text:anchor-page-number="1" draw:z-index="132" draw:style-name="gr1" draw:text-style-name="P6" svg:width="0.1598in" svg:height="0.1161in" svg:x="11.1902in" svg:y="4.1854in" draw:control="control132"/>
      <draw:control text:anchor-type="page" text:anchor-page-number="1" draw:z-index="133" draw:style-name="gr1" draw:text-style-name="P5" svg:width="0.1823in" svg:height="0.124in" svg:x="11.1654in" svg:y="7.6701in" draw:control="control133"/>
      <draw:control text:anchor-type="page" text:anchor-page-number="1" draw:z-index="134" draw:style-name="gr1" draw:text-style-name="P6" svg:width="0.1598in" svg:height="0.0941in" svg:x="11.1902in" svg:y="7.8709in" draw:control="control134"/>
      <draw:control text:anchor-type="page" text:anchor-page-number="1" draw:z-index="135" draw:style-name="gr1" draw:text-style-name="P2" svg:width="0.1406in" svg:height="0.2004in" svg:x="12.5402in" svg:y="1.2098in" draw:control="control135"/>
      <draw:control text:anchor-type="page" text:anchor-page-number="1" draw:z-index="136" draw:style-name="gr1" draw:text-style-name="P2" svg:width="0.1406in" svg:height="0.2004in" svg:x="12.7299in" svg:y="1.2098in" draw:control="control136"/>
      <draw:control text:anchor-type="page" text:anchor-page-number="1" draw:z-index="137" draw:style-name="gr1" draw:text-style-name="P2" svg:width="0.1406in" svg:height="0.2004in" svg:x="12.5402in" svg:y="1.8201in" draw:control="control137"/>
      <draw:control text:anchor-type="page" text:anchor-page-number="1" draw:z-index="138" draw:style-name="gr1" draw:text-style-name="P2" svg:width="0.1406in" svg:height="0.2004in" svg:x="12.7299in" svg:y="1.8201in" draw:control="control138"/>
      <draw:control text:anchor-type="page" text:anchor-page-number="1" draw:z-index="139" draw:style-name="gr1" draw:text-style-name="P2" svg:width="0.1406in" svg:height="0.2004in" svg:x="12.5402in" svg:y="2.4098in" draw:control="control139"/>
      <draw:control text:anchor-type="page" text:anchor-page-number="1" draw:z-index="140" draw:style-name="gr1" draw:text-style-name="P2" svg:width="0.1406in" svg:height="0.2004in" svg:x="12.7299in" svg:y="2.4098in" draw:control="control140"/>
      <draw:control text:anchor-type="page" text:anchor-page-number="1" draw:z-index="141" draw:style-name="gr1" draw:text-style-name="P2" svg:width="0.1406in" svg:height="0.2004in" svg:x="12.5402in" svg:y="3.0299in" draw:control="control141"/>
      <draw:control text:anchor-type="page" text:anchor-page-number="1" draw:z-index="142" draw:style-name="gr1" draw:text-style-name="P2" svg:width="0.1406in" svg:height="0.2004in" svg:x="12.7299in" svg:y="3.0299in" draw:control="control142"/>
      <draw:control text:anchor-type="page" text:anchor-page-number="1" draw:z-index="143" draw:style-name="gr1" draw:text-style-name="P2" svg:width="0.1406in" svg:height="0.2004in" svg:x="12.5402in" svg:y="3.6402in" draw:control="control143"/>
      <draw:control text:anchor-type="page" text:anchor-page-number="1" draw:z-index="144" draw:style-name="gr1" draw:text-style-name="P2" svg:width="0.1406in" svg:height="0.2004in" svg:x="12.7299in" svg:y="3.6402in" draw:control="control144"/>
      <draw:control text:anchor-type="page" text:anchor-page-number="1" draw:z-index="145" draw:style-name="gr1" draw:text-style-name="P2" svg:width="0.1406in" svg:height="0.2004in" svg:x="12.5402in" svg:y="4.2299in" draw:control="control145"/>
      <draw:control text:anchor-type="page" text:anchor-page-number="1" draw:z-index="146" draw:style-name="gr1" draw:text-style-name="P2" svg:width="0.1406in" svg:height="0.2004in" svg:x="12.7299in" svg:y="4.2299in" draw:control="control146"/>
      <draw:control text:anchor-type="page" text:anchor-page-number="1" draw:z-index="147" draw:style-name="gr1" draw:text-style-name="P2" svg:width="0.1406in" svg:height="0.2004in" svg:x="12.5402in" svg:y="4.8598in" draw:control="control147"/>
      <draw:control text:anchor-type="page" text:anchor-page-number="1" draw:z-index="148" draw:style-name="gr1" draw:text-style-name="P2" svg:width="0.1406in" svg:height="0.2004in" svg:x="12.7299in" svg:y="4.8598in" draw:control="control148"/>
      <draw:control text:anchor-type="page" text:anchor-page-number="1" draw:z-index="149" draw:style-name="gr1" draw:text-style-name="P2" svg:width="0.1406in" svg:height="0.2004in" svg:x="12.5402in" svg:y="5.4598in" draw:control="control149"/>
      <draw:control text:anchor-type="page" text:anchor-page-number="1" draw:z-index="150" draw:style-name="gr1" draw:text-style-name="P2" svg:width="0.1406in" svg:height="0.2004in" svg:x="12.7299in" svg:y="5.4598in" draw:control="control150"/>
      <draw:control text:anchor-type="page" text:anchor-page-number="1" draw:z-index="151" draw:style-name="gr1" draw:text-style-name="P2" svg:width="0.1406in" svg:height="0.2004in" svg:x="12.5402in" svg:y="6.0598in" draw:control="control151"/>
      <draw:control text:anchor-type="page" text:anchor-page-number="1" draw:z-index="152" draw:style-name="gr1" draw:text-style-name="P2" svg:width="0.1406in" svg:height="0.2004in" svg:x="12.7299in" svg:y="6.0598in" draw:control="control152"/>
      <draw:control text:anchor-type="page" text:anchor-page-number="1" draw:z-index="153" draw:style-name="gr1" draw:text-style-name="P2" svg:width="0.1406in" svg:height="0.2004in" svg:x="12.5402in" svg:y="6.6799in" draw:control="control153"/>
      <draw:control text:anchor-type="page" text:anchor-page-number="1" draw:z-index="154" draw:style-name="gr1" draw:text-style-name="P2" svg:width="0.1406in" svg:height="0.2004in" svg:x="12.7299in" svg:y="6.6799in" draw:control="control154"/>
      <draw:control text:anchor-type="page" text:anchor-page-number="1" draw:z-index="155" draw:style-name="gr1" draw:text-style-name="P2" svg:width="0.1406in" svg:height="0.2004in" svg:x="12.5402in" svg:y="7.2902in" draw:control="control155"/>
      <draw:control text:anchor-type="page" text:anchor-page-number="1" draw:z-index="156" draw:style-name="gr1" draw:text-style-name="P2" svg:width="0.1406in" svg:height="0.2004in" svg:x="12.7299in" svg:y="7.2902in" draw:control="control156"/>
      <draw:control text:anchor-type="page" text:anchor-page-number="1" draw:z-index="157" draw:style-name="gr1" draw:text-style-name="P2" svg:width="0.1406in" svg:height="0.2004in" svg:x="12.5402in" svg:y="7.9in" draw:control="control157"/>
      <draw:control text:anchor-type="page" text:anchor-page-number="1" draw:z-index="158" draw:style-name="gr1" draw:text-style-name="P2" svg:width="0.1406in" svg:height="0.2004in" svg:x="12.7299in" svg:y="7.9in" draw:control="control158"/>
      <draw:control text:anchor-type="page" text:anchor-page-number="1" draw:z-index="183" draw:style-name="gr1" draw:text-style-name="P8" svg:width="0.3906in" svg:height="0.3335in" svg:x="8.9839in" svg:y="1.1in" draw:control="control159"/>
      <draw:control text:anchor-type="page" text:anchor-page-number="1" draw:z-index="184" draw:style-name="gr1" draw:text-style-name="P8" svg:width="0.3906in" svg:height="0.3303in" svg:x="8.9799in" svg:y="1.7in" draw:control="control160"/>
      <draw:control text:anchor-type="page" text:anchor-page-number="1" draw:z-index="185" draw:style-name="gr1" draw:text-style-name="P8" svg:width="0.3906in" svg:height="0.3276in" svg:x="8.9799in" svg:y="2.3in" draw:control="control161"/>
      <draw:control text:anchor-type="page" text:anchor-page-number="1" draw:z-index="186" draw:style-name="gr1" draw:text-style-name="P8" svg:width="0.3906in" svg:height="0.3303in" svg:x="8.9799in" svg:y="2.9299in" draw:control="control162"/>
      <draw:control text:anchor-type="page" text:anchor-page-number="1" draw:z-index="187" draw:style-name="gr1" draw:text-style-name="P8" svg:width="0.3906in" svg:height="0.3303in" svg:x="8.9799in" svg:y="3.5189in" draw:control="control163"/>
      <draw:control text:anchor-type="page" text:anchor-page-number="1" draw:z-index="188" draw:style-name="gr1" draw:text-style-name="P8" svg:width="0.3906in" svg:height="0.3303in" svg:x="8.9799in" svg:y="4.1098in" draw:control="control164"/>
      <draw:control text:anchor-type="page" text:anchor-page-number="1" draw:z-index="189" draw:style-name="gr1" draw:text-style-name="P8" svg:width="0.3906in" svg:height="0.3303in" svg:x="8.9799in" svg:y="4.748in" draw:control="control165"/>
      <draw:control text:anchor-type="page" text:anchor-page-number="1" draw:z-index="190" draw:style-name="gr1" draw:text-style-name="P8" svg:width="0.3906in" svg:height="0.3303in" svg:x="8.9799in" svg:y="5.339in" draw:control="control166"/>
      <draw:control text:anchor-type="page" text:anchor-page-number="1" draw:z-index="191" draw:style-name="gr1" draw:text-style-name="P8" svg:width="0.3906in" svg:height="0.3303in" svg:x="8.9799in" svg:y="5.9354in" draw:control="control167"/>
      <draw:control text:anchor-type="page" text:anchor-page-number="1" draw:z-index="192" draw:style-name="gr1" draw:text-style-name="P8" svg:width="0.3906in" svg:height="0.3303in" svg:x="8.9799in" svg:y="6.5555in" draw:control="control168"/>
      <draw:control text:anchor-type="page" text:anchor-page-number="1" draw:z-index="193" draw:style-name="gr1" draw:text-style-name="P8" svg:width="0.3906in" svg:height="0.3303in" svg:x="8.9799in" svg:y="7.1528in" draw:control="control169"/>
      <draw:control text:anchor-type="page" text:anchor-page-number="1" draw:z-index="194" draw:style-name="gr1" draw:text-style-name="P8" svg:width="0.3906in" svg:height="0.3303in" svg:x="8.9799in" svg:y="7.7799in" draw:control="control170"/>
      <text:p text:style-name="P1"><draw:control text:anchor-type="paragraph" draw:z-index="11" draw:style-name="gr3" draw:text-style-name="P2" svg:width="0.4453in" svg:height="0.3004in" svg:x="2.7799in" svg:y="7.15in" draw:control="control11"/><draw:control text:anchor-type="page" text:anchor-page-number="0" draw:z-index="122" draw:style-name="gr2" draw:text-style-name="P5" svg:width="0.2012in" svg:height="0.1205in" svg:x="0in" svg:y="0in" draw:control="control122"/><draw:rect text:anchor-type="paragraph" draw:z-index="159" draw:style-name="gr5" draw:text-style-name="P7" svg:width="0.3752in" svg:height="0.4862in" svg:x="9.4583in" svg:y="0.9846in"><text:p/></draw:rect><draw:rect text:anchor-type="paragraph" draw:z-index="160" draw:style-name="gr5" draw:text-style-name="P7" svg:width="0.3453in" svg:height="0.5213in" svg:x="9.9445in" svg:y="0.9673in"><text:p/></draw:rect><draw:rect text:anchor-type="paragraph" draw:z-index="161" draw:style-name="gr5" draw:text-style-name="P7" svg:width="0.3803in" svg:height="0.4803in" svg:x="9.4457in" svg:y="1.5756in"><text:p/></draw:rect><draw:rect text:anchor-type="paragraph" draw:z-index="162" draw:style-name="gr5" draw:text-style-name="P7" svg:width="0.3571in" svg:height="0.4449in" svg:x="9.9256in" svg:y="1.5992in"><text:p/></draw:rect><draw:rect text:anchor-type="paragraph" draw:z-index="163" draw:style-name="gr5" draw:text-style-name="P7" svg:width="0.3224in" svg:height="0.4213in" svg:x="9.9484in" svg:y="2.2256in"><text:p/></draw:rect><draw:rect text:anchor-type="paragraph" draw:z-index="164" draw:style-name="gr5" draw:text-style-name="P7" svg:width="0.3634in" svg:height="0.4039in" svg:x="9.4689in" svg:y="2.2256in"><text:p/></draw:rect><draw:rect text:anchor-type="paragraph" draw:z-index="165" draw:style-name="gr5" draw:text-style-name="P7" svg:width="0.3689in" svg:height="0.4217in" svg:x="9.4634in" svg:y="2.8575in"><text:p/></draw:rect><draw:rect text:anchor-type="paragraph" draw:z-index="166" draw:style-name="gr5" draw:text-style-name="P7" svg:width="0.3217in" svg:height="0.4512in" svg:x="9.9665in" svg:y="2.822in"><text:p/></draw:rect><draw:rect text:anchor-type="paragraph" draw:z-index="167" draw:style-name="gr5" draw:text-style-name="P7" svg:width="0.3398in" svg:height="0.4571in" svg:x="9.9311in" svg:y="3.4543in"><text:p/></draw:rect><draw:rect text:anchor-type="paragraph" draw:z-index="168" draw:style-name="gr5" draw:text-style-name="P7" svg:width="0.3398in" svg:height="0.3453in" svg:x="9.4689in" svg:y="3.4898in"><text:p/></draw:rect><draw:rect text:anchor-type="paragraph" draw:z-index="169" draw:style-name="gr5" draw:text-style-name="P7" svg:width="0.3689in" svg:height="0.4039in" svg:x="9.4516in" svg:y="4.0689in"><text:p/></draw:rect><draw:rect text:anchor-type="paragraph" draw:z-index="170" draw:style-name="gr5" draw:text-style-name="P7" svg:width="0.2988in" svg:height="0.398in" svg:x="9.9547in" svg:y="4.0744in"><text:p/></draw:rect><draw:rect text:anchor-type="paragraph" draw:z-index="171" draw:style-name="gr5" draw:text-style-name="P7" svg:width="0.363in" svg:height="0.3453in" svg:x="9.4634in" svg:y="4.6772in"><text:p/></draw:rect><draw:rect text:anchor-type="paragraph" draw:z-index="172" draw:style-name="gr5" draw:text-style-name="P7" svg:width="0.3276in" svg:height="0.4512in" svg:x="9.9374in" svg:y="4.6717in"><text:p/></draw:rect><draw:rect text:anchor-type="paragraph" draw:z-index="173" draw:style-name="gr5" draw:text-style-name="P7" svg:width="0.3398in" svg:height="0.3453in" svg:x="9.4689in" svg:y="5.2917in"><text:p/></draw:rect><draw:rect text:anchor-type="paragraph" draw:z-index="174" draw:style-name="gr5" draw:text-style-name="P7" svg:width="0.3161in" svg:height="0.4331in" svg:x="9.9665in" svg:y="5.2862in"><text:p/></draw:rect><draw:rect text:anchor-type="paragraph" draw:z-index="175" draw:style-name="gr5" draw:text-style-name="P7" svg:width="0.3106in" svg:height="0.363in" svg:x="9.4807in" svg:y="5.9236in"><text:p/></draw:rect><draw:rect text:anchor-type="paragraph" draw:z-index="176" draw:style-name="gr5" draw:text-style-name="P7" svg:width="0.3217in" svg:height="0.4098in" svg:x="9.9429in" svg:y="5.9236in"><text:p/></draw:rect><draw:rect text:anchor-type="paragraph" draw:z-index="177" draw:style-name="gr5" draw:text-style-name="P7" svg:width="0.3571in" svg:height="0.4335in" svg:x="9.9311in" svg:y="6.4972in"><text:p/></draw:rect><draw:rect text:anchor-type="paragraph" draw:z-index="178" draw:style-name="gr5" draw:text-style-name="P7" svg:width="0.3461in" svg:height="0.4512in" svg:x="9.9484in" svg:y="7.1055in"><text:p/></draw:rect><draw:rect text:anchor-type="paragraph" draw:z-index="179" draw:style-name="gr5" draw:text-style-name="P7" svg:width="0.328in" svg:height="0.4567in" svg:x="9.9547in" svg:y="7.6854in"><text:p/></draw:rect><draw:rect text:anchor-type="paragraph" draw:z-index="180" draw:style-name="gr5" draw:text-style-name="P7" svg:width="0.363in" svg:height="0.3807in" svg:x="9.4752in" svg:y="7.7319in"><text:p/></draw:rect><draw:rect text:anchor-type="paragraph" draw:z-index="181" draw:style-name="gr5" draw:text-style-name="P7" svg:width="0.3335in" svg:height="0.3803in" svg:x="9.4634in" svg:y="7.1354in"><text:p/></draw:rect><draw:rect text:anchor-type="paragraph" draw:z-index="182" draw:style-name="gr5" draw:text-style-name="P7" svg:width="0.3161in" svg:height="0.3398in" svg:x="9.4925in" svg:y="6.5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10-14T10:00:43.21</meta:creation-date>
    <dc:date>2017-10-17T19:25:24.57</dc:date>
    <dc:creator>Shaun Reynolds</dc:creator>
    <meta:editing-duration>P3DT9H24M25S</meta:editing-duration>
    <meta:editing-cycles>35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